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c1cd7" officeooo:paragraph-rsid="001c1cd7" style:font-weight-asian="bold" style:font-weight-complex="bold"/>
    </style:style>
    <style:style style:name="P2" style:family="paragraph" style:parent-style-name="Standard">
      <style:paragraph-properties fo:line-height="150%" fo:text-align="center" style:justify-single-word="false"/>
      <style:text-properties style:text-underline-style="solid" style:text-underline-width="auto" style:text-underline-color="font-color" fo:font-weight="bold" officeooo:rsid="001c1cd7" officeooo:paragraph-rsid="001c1cd7"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normal" officeooo:rsid="001c1cd7" officeooo:paragraph-rsid="001c1cd7" style:font-weight-asian="normal" style:font-weight-complex="normal"/>
    </style:style>
    <style:style style:name="P4" style:family="paragraph" style:parent-style-name="Standard">
      <style:paragraph-properties fo:line-height="150%" fo:text-align="start" style:justify-single-word="false"/>
      <style:text-properties style:text-underline-style="none" fo:font-weight="normal" officeooo:rsid="001c1cd7" officeooo:paragraph-rsid="001dbb18"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rsid="001c1cd7" officeooo:paragraph-rsid="0020b0f6"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rsid="001c1cd7" officeooo:paragraph-rsid="00239c28"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rsid="001d9a22" officeooo:paragraph-rsid="001dbb18"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20b0f6" officeooo:paragraph-rsid="0020b0f6" style:font-weight-asian="normal" style:font-weight-complex="normal"/>
    </style:style>
    <style:style style:name="T1" style:family="text">
      <style:text-properties officeooo:rsid="001d9a22"/>
    </style:style>
    <style:style style:name="T2" style:family="text">
      <style:text-properties officeooo:rsid="001dbb18"/>
    </style:style>
    <style:style style:name="T3" style:family="text">
      <style:text-properties officeooo:rsid="001effb8"/>
    </style:style>
    <style:style style:name="T4" style:family="text">
      <style:text-properties officeooo:rsid="0020b0f6"/>
    </style:style>
    <style:style style:name="T5" style:family="text">
      <style:text-properties officeooo:rsid="00222330"/>
    </style:style>
    <style:style style:name="T6" style:family="text">
      <style:text-properties officeooo:rsid="0026be85"/>
    </style:style>
    <style:style style:name="T7" style:family="text">
      <style:text-properties officeooo:rsid="002863d4"/>
    </style:style>
    <style:style style:name="T8" style:family="text">
      <style:text-properties officeooo:rsid="002a72a8"/>
    </style:style>
    <style:style style:name="T9" style:family="text">
      <style:text-properties officeooo:rsid="002b2d7c"/>
    </style:style>
    <style:style style:name="T10" style:family="text">
      <style:text-properties officeooo:rsid="002c8f45"/>
    </style:style>
    <style:style style:name="T11" style:family="text">
      <style:text-properties officeooo:rsid="002e06d4"/>
    </style:style>
    <style:style style:name="T12" style:family="text">
      <style:text-properties officeooo:rsid="003257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Part XIV.V -</text:p>
      <text:p text:style-name="P2"/>
      <text:p text:style-name="P2">Nowhere to run / Ascent &amp; Descent</text:p>
      <text:p text:style-name="P3"><text:tab/><text:span text:style-name="T1">I</text:span> came in after getting the <text:span text:style-name="T1">12 A.M. tri-dot syringe shots from Mr. Dante Romano. It was just after I showered, but I was toweled up in time for the shot this time around, not that he seemed to care either way. His glances were always creepy, one way or another, clothes or no clothes. I entered my room. Something felt fishy. There was a strange sense as if I'm not alone in the room. I closed the door. I felt for the light switch, when suddenly a military grade knife hit a full centimetre above my left index finger.</text:span></text:p>
      <text:p text:style-name="P4"><text:tab/><text:span text:style-name="T1">When I turned to see the assailant, he was using a TOC in a different colour palette then the ones we use. (A civilian model, mayhap?) The knife that he threw at me was not the standard issue that commando units get (maybe the regular mobile infantry use this type, or again a civilian archetype). I wanted to bend over to extract my own from the boot sheath, but he was staring at me, with another three knives in his left hand and one in his right hand. “What do you want?” I asked.</text:span></text:p>
      <text:p text:style-name="P7"><text:tab/>“You can see me?” Not too surprised according to his voice pattern.</text:p>
      <text:p text:style-name="P7"><text:tab/>“Yes, I can.” <text:span text:style-name="T6">I said as coldly as I could manage.</text:span></text:p>
      <text:p text:style-name="P7"><text:tab/>“You're that girl, right, <text:span text:style-name="T11">about whom</text:span> half the base is in uproar about?”</text:p>
      <text:p text:style-name="P7"><text:tab/>“Maybe. <text:span text:style-name="T8">W</text:span>hat do they say about me?”</text:p>
      <text:p text:style-name="P7"><text:tab/>“<text:span text:style-name="T9">Well</text:span>, is that you bathe longer, <text:span text:style-name="T9">for one thing.</text:span>” He flipped the knife <text:span text:style-name="T9">in</text:span> his right hand, to hold it with the blade, then tossed it at about 50 KPH towards my left foot, missing my big toe by about a full centimetre. <text:span text:style-name="T7">He was very precise, if he wanted to hit me, he wouldn't miss, so he was toying with me, that's for sure.</text:span></text:p>
      <text:p text:style-name="P4"><text:tab/>“<text:span text:style-name="T2">Listen, I know that it doesn't seem this way to you, but I am a bit frightened by these knives.” I said when I was trying to get to my main room from the corridor. He was following me with his stare, and then quickly moved his hands behind his back, and one of the knives were held by the blade in his right hand.</text:span></text:p>
      <text:p text:style-name="P4"><text:tab/>“<text:span text:style-name="T2">Who told you that you can come in?” Another quick throw exactly 1 centimetre from my left kneecap on the wall. I was fully dressed with both endo and X.O. but I had a bundle of a towel with all the previous endo and X.O., module and suit, respectively, bundled for decontamination process (basically commando grade laundry). I thought I might sneak to my weapon this way. </text:span></text:p>
      <text:p text:style-name="P4"><text:tab/>“<text:span text:style-name="T2">I need to get to my stuff, if you don't mind... Mr. kind stealth assassin... Sir.” I tried to get as close as I can to the weapons cabinet. Use baby steps, 6 by 60 approach. Sixty meters in 6 hours of crawling style. “I just need to put my clothes there, in my closet.”</text:span></text:p>
      <text:p text:style-name="P4"><text:soft-page-break/><text:tab/>“<text:span text:style-name="T2">I don't think so, miss.” I heard the metallic hisses of the switching of knives in his hands behind his back. A flailing toss and the knife hit exactly 1 centimetre above my middle right finger, about half way to the opening switch. “I know what you're looking for, Miss Summer, and it's not there.”</text:span></text:p>
      <text:p text:style-name="P6"><text:tab/><text:span text:style-name="T3">I opened the weapon cabinet and it was empty. My B-56 was not on me. I could hear the last knife being tossed about 25 centimetres in the air as it was bounced from his left hand to his throwing arm. The molecules in the air being torn asunder as the knife was making its way to my lower spine cord. I dodged in the nick of time to the right, and he swooped down at me. I tried to get to my own knife but it wasn't in my boot, but rather stuck a few good centimeters deep in the middle of my table alongside my main firearm. I tried to reach for the side arm which also was apparently on the table as well. He sucker punched me twice (once to weaken the diaphragm, the second punch hit somewhere between my liver and the right lung) and I fell, and then he chocked me with his kneecap. He had his hands free to grab any weapon from my table...</text:span></text:p>
      <text:p text:style-name="P4"><text:tab/>...<text:span text:style-name="T3">Then I heard some weird static noise (perhaps a telepathic signal) and he jumped into an open vent in my ceiling.</text:span></text:p>
      <text:p text:style-name="P4"><text:tab/>“<text:span text:style-name="T3">Ophelia!!!” Uber den geist, regressed, switching control to biological brain.</text:span></text:p>
      <text:p text:style-name="P4"><text:tab/>“<text:span text:style-name="T3">What?” It took about 50 ms to catch up where I was and why.</text:span></text:p>
      <text:p text:style-name="P4"><text:tab/>“<text:span text:style-name="T3">Is there no ending to your day-dreaming?”Great, I love the court room, especially on infraction day. On the witness chair no less, this is just getting better and better all the time.</text:span></text:p>
      <text:p text:style-name="P4"><text:tab/>“<text:span text:style-name="T4">I apologize, Commodore, what was the question again?” I thought scratching my eyes will buy me a bit of recovery time.</text:span></text:p>
      <text:p text:style-name="P4"><text:tab/>“<text:span text:style-name="T4">There are two Exo-suits missing in your closet, and two Endo-skeleton reinforcement modules missing as well. Any idea who took them?”</text:span></text:p>
      <text:p text:style-name="P4"><text:tab/>“<text:span text:style-name="T4">No sir.” That was honest, at least.</text:span></text:p>
      <text:p text:style-name="P4"><text:tab/>“<text:span text:style-name="T4">How do you plea for the infractions, then?”</text:span></text:p>
      <text:p text:style-name="P4"><text:tab/>“<text:span text:style-name="T4">I plea by acknowledging the facts, yet not the fault in the matter.”</text:span></text:p>
      <text:p text:style-name="P4"><text:tab/>“<text:span text:style-name="T4">Choose your punishment, then.”</text:span></text:p>
      <text:p text:style-name="P4"><text:tab/>“<text:span text:style-name="T4">I opt for administrative punishment, sir.”</text:span></text:p>
      <text:p text:style-name="P4"><text:tab/>“<text:span text:style-name="T4">Do you fully understand the implications of your choice?”</text:span></text:p>
      <text:p text:style-name="P4"><text:tab/>“<text:span text:style-name="T4">I do, sir... I do.” Give me my twenty lashes and get it over with, already.</text:span></text:p>
      <text:p text:style-name="P5"><text:tab/>“<text:span text:style-name="T4">Fine. Twenty lashes on the ceremonial yard, and a week of kitchen duty.” He looked at me, as if to say something else, but he only shook his head in disappointment. “Next!!!” I probably had a face of a kid whose promised puppy was taken away from, not that I cared about the flogging, I got used to </text:span><text:soft-page-break/><text:span text:style-name="T4">it by now, but a week of kitchen duty, and ignoring all the scrounging going in there by the sergeants, and those big shiny cutlery and submarine deep pots. Damn knives and pots for a week, what have I done wrong? Was I a bad person in a previous life time and his Karma is lashing out on me?</text:span></text:p>
      <text:p text:style-name="P8"><text:tab/> “Cpl. Nicole Krayler.” Commander Terron Jaxx was <text:span text:style-name="T12">rather</text:span> glad to relieve me from the infraction spot. “Don't worry, kiddo, I believe you, and so does the Commodore. I'm sure these suits will <text:span text:style-name="T10">turn up</text:span> someplace.”</text:p>
      <text:p text:style-name="P5"><text:tab/>“<text:span text:style-name="T5">Somebody took them, sir”.</text:span></text:p>
      <text:p text:style-name="P5"><text:tab/>“<text:span text:style-name="T5">I know, I wouldn't worry if I were you. The pain from the flogging passeth in time. Make an effort to retrieve what was stolen from you, not at the expanse of another soldier if you can.”</text:span></text:p>
      <text:p text:style-name="P5"><text:tab/>“<text:span text:style-name="T5">Sir, it wasn't my fault.”</text:span></text:p>
      <text:p text:style-name="P5"><text:tab/>“<text:span text:style-name="T5">I told you already, Ophelia, I believe you, and deep down I think the commodore believes you too. So in order to redeem yourself, find the true perpetrator of the crime, and you'll clear your name.”</text:span></text:p>
      <text:p text:style-name="P5"><text:tab/><text:span text:style-name="T5">I wanted to say again and again that it wasn't my fault, but enough was said. I do believe however that Commander Jaxx is sincere, but I wouldn't bet it on the commodore though. For once an infraction of mine was actually committed by another person, yet the blame still falls on me. I was flogged just in time before my 12:00 P.M. <text:s/>tri-dot syringe happy shots, which helped to divert my mind from the insurmountable pain. At times like this, I miss the meat container, clothes or no clot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1T01:25:33.234428654</meta:creation-date>
    <dc:date>2015-04-15T04:38:51.625902838</dc:date>
    <meta:editing-duration>PT7H52M36S</meta:editing-duration>
    <meta:editing-cycles>24</meta:editing-cycles>
    <meta:generator>LibreOffice/4.2.8.2$Linux_X86_64 LibreOffice_project/420$Build-2</meta:generator>
    <meta:document-statistic meta:table-count="0" meta:image-count="0" meta:object-count="0" meta:page-count="3" meta:paragraph-count="34" meta:word-count="1233" meta:character-count="6529" meta:non-whitespace-character-count="5295"/>
  </office:meta>
</office:document-meta>
</file>